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7cm"/>
    </style:style>
    <style:style style:name="co3" style:family="table-column">
      <style:table-column-properties fo:break-before="auto" style:column-width="3.06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Constants and data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Value</text:p>
          </table:table-cell>
          <table:table-cell/>
          <table:table-cell office:value-type="string">
            <text:p>Evento</text:p>
          </table:table-cell>
          <table:table-cell office:value-type="string">
            <text:p>Dato</text:p>
          </table:table-cell>
          <table:table-cell office:value-type="string">
            <text:p>Valore</text:p>
          </table:table-cell>
          <table:table-cell office:value-type="string">
            <text:p>Commento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>
            <text:p>bufStatus</text:p>
          </table:table-cell>
          <table:table-cell office:value-type="string">
            <text:p>0936</text:p>
          </table:table-cell>
          <table:table-cell table:number-columns-repeated="2"/>
          <table:table-cell office:value-type="string">
            <text:p>inizio</text:p>
          </table:table-cell>
          <table:table-cell office:value-type="string">
            <text:p>physCur</text:p>
          </table:table-cell>
          <table:table-cell office:value-type="string">
            <text:p>00000000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BufSize</text:p>
          </table:table-cell>
          <table:table-cell/>
          <table:table-cell office:value-type="string">
            <text:p>07D0</text:p>
          </table:table-cell>
          <table:table-cell/>
          <table:table-cell office:value-type="string">
            <text:p>dopo buffer_fill_P</text:p>
          </table:table-cell>
          <table:table-cell office:value-type="string">
            <text:p>physCur</text:p>
          </table:table-cell>
          <table:table-cell office:value-type="string">
            <text:p>000007D0</text:p>
          </table:table-cell>
          <table:table-cell office:value-type="string">
            <text:p>letti kBufSize bytes</text:p>
          </table:table-cell>
          <table:table-cell table:number-columns-repeated="2"/>
        </table:table-row>
        <table:table-row table:style-name="ro1">
          <table:table-cell office:value-type="string">
            <text:p>--&gt;</text:p>
          </table:table-cell>
          <table:table-cell office:value-type="string">
            <text:p>hardcodedEND</text:p>
          </table:table-cell>
          <table:table-cell/>
          <table:table-cell table:style-name="Default" office:value-type="string">
            <text:p>092D</text:p>
          </table:table-cell>
          <table:table-cell table:number-columns-repeated="2"/>
          <table:table-cell office:value-type="string">
            <text:p>viewPort</text:p>
          </table:table-cell>
          <table:table-cell office:value-type="string">
            <text:p>015D</text:p>
          </table:table-cell>
          <table:table-cell office:value-type="string">
            <text:p>punta all'inizio del buff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hysCurLow</text:p>
          </table:table-cell>
          <table:table-cell office:value-type="string">
            <text:p>0939</text:p>
          </table:table-cell>
          <table:table-cell table:number-columns-repeated="3"/>
          <table:table-cell office:value-type="string">
            <text:p>endOfBuffer</text:p>
          </table:table-cell>
          <table:table-cell office:value-type="string">
            <text:p>092d</text:p>
          </table:table-cell>
          <table:table-cell office:value-type="string">
            <text:p>punta alla fine fisica del buff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hysCurHigh</text:p>
          </table:table-cell>
          <table:table-cell office:value-type="string">
            <text:p>093b</text:p>
          </table:table-cell>
          <table:table-cell table:number-columns-repeated="2"/>
          <table:table-cell office:value-type="string">
            <text:p>Dopo 51 scroll giu</text:p>
          </table:table-cell>
          <table:table-cell office:value-type="string">
            <text:p>viewPort</text:p>
          </table:table-cell>
          <table:table-cell office:value-type="string">
            <text:p>064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windSize</text:p>
          </table:table-cell>
          <table:table-cell office:value-type="string">
            <text:p>0937</text:p>
          </table:table-cell>
          <table:table-cell table:number-columns-repeated="3"/>
          <table:table-cell office:value-type="string">
            <text:p>endOfBuffer</text:p>
          </table:table-cell>
          <table:table-cell office:value-type="string">
            <text:p>092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mpBufLen</text:p>
          </table:table-cell>
          <table:table-cell office:value-type="string">
            <text:p>093D</text:p>
          </table:table-cell>
          <table:table-cell table:number-columns-repeated="2"/>
          <table:table-cell office:value-type="string">
            <text:p>prima di refill_p</text:p>
          </table:table-cell>
          <table:table-cell office:value-type="string">
            <text:p>viewPort</text:p>
          </table:table-cell>
          <table:table-cell office:value-type="string">
            <text:p>0690</text:p>
          </table:table-cell>
          <table:table-cell office:value-type="string">
            <text:p>Al 52 scatta il refil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xtBuffer</text:p>
          </table:table-cell>
          <table:table-cell office:value-type="string">
            <text:p>015D</text:p>
          </table:table-cell>
          <table:table-cell table:number-columns-repeated="3"/>
          <table:table-cell office:value-type="string">
            <text:p>endOfBuffer</text:p>
          </table:table-cell>
          <table:table-cell office:value-type="string">
            <text:p>092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iewPort</text:p>
          </table:table-cell>
          <table:table-cell office:value-type="string">
            <text:p>0930</text:p>
          </table:table-cell>
          <table:table-cell table:style-name="Default"/>
          <table:table-cell/>
          <table:table-cell office:value-type="string">
            <text:p>in REFILL_P</text:p>
          </table:table-cell>
          <table:table-cell office:value-type="string">
            <text:p>SI</text:p>
          </table:table-cell>
          <table:table-cell office:value-type="string">
            <text:p>092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ndOfBuffer</text:p>
          </table:table-cell>
          <table:table-cell office:value-type="string">
            <text:p>092E</text:p>
          </table:table-cell>
          <table:table-cell table:number-columns-repeated="3"/>
          <table:table-cell office:value-type="string">
            <text:p>caratteri scr</text:p>
          </table:table-cell>
          <table:table-cell office:value-type="string">
            <text:p>029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crolldowncount</text:p>
          </table:table-cell>
          <table:table-cell office:value-type="string">
            <text:p>0A48</text:p>
          </table:table-cell>
          <table:table-cell table:number-columns-repeated="2"/>
          <table:table-cell office:value-type="string">
            <text:p>dopo REFILL_P</text:p>
          </table:table-cell>
          <table:table-cell office:value-type="string">
            <text:p>viewPort</text:p>
          </table:table-cell>
          <table:table-cell office:value-type="string">
            <text:p>015D</text:p>
          </table:table-cell>
          <table:table-cell office:value-type="string">
            <text:p>vengon caricati 0533h caratteri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ndOfBuffer</text:p>
          </table:table-cell>
          <table:table-cell office:value-type="string">
            <text:p>092d</text:p>
          </table:table-cell>
          <table:table-cell office:value-type="string">
            <text:p>0533=kBufSize-caratteri scherm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ntry Points and code</text:p>
          </table:table-cell>
          <table:table-cell table:number-columns-repeated="4"/>
          <table:table-cell office:value-type="string">
            <text:p>physCur</text:p>
          </table:table-cell>
          <table:table-cell office:value-type="string">
            <text:p>00000d0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UFFER_FILL_P</text:p>
          </table:table-cell>
          <table:table-cell office:value-type="string">
            <text:p>028F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EFILL_P</text:p>
          </table:table-cell>
          <table:table-cell office:value-type="string">
            <text:p>02D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EWIND_P</text:p>
          </table:table-cell>
          <table:table-cell office:value-type="string">
            <text:p>033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CROLLDOWN_P</text:p>
          </table:table-cell>
          <table:table-cell office:value-type="string">
            <text:p>043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CROLLUP_P</text:p>
          </table:table-cell>
          <table:table-cell office:value-type="string">
            <text:p>045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USER_P</text:p>
          </table:table-cell>
          <table:table-cell office:value-type="string">
            <text:p>01EF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heckRefill:</text:p>
          </table:table-cell>
          <table:table-cell office:value-type="string">
            <text:p>0595</text:p>
          </table:table-cell>
          <table:table-cell table:number-columns-repeated="8"/>
        </table:table-row>
        <table:table-row table:style-name="ro1" table:number-rows-repeated="6551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5/07/2011</text:date>, <text:time>15.15.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11:29:06</meta:creation-date>
    <dc:date>2011-07-05T15:15:59</dc:date>
    <meta:editing-duration>PT01H54M58S</meta:editing-duration>
    <meta:editing-cycles>8</meta:editing-cycles>
    <meta:generator>OpenOffice.org/3.2$Unix OpenOffice.org_project/320m12$Build-9483</meta:generator>
    <meta:document-statistic meta:table-count="3" meta:cell-count="87" meta:object-count="0"/>
  </office:meta>
</office:document-meta>
</file>